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2">
      <style:table-cell-properties fo:background-color="#9BBB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kiz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2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8">
            <text:p>665.28</text:p>
          </table:table-cell>
          <table:table-cell table:style-name="ce8"/>
          <table:table-cell office:value-type="float" office:value="1393.28" table:formula="of:=[.AC2]+[.AD2]" table:style-name="ce9">
            <text:p>1393.28</text:p>
          </table:table-cell>
          <table:table-cell office:value-type="float" office:value="1563.28" table:formula="of:=[.AF2]+170*[.S2]" table:style-name="ce10">
            <text:p>1563.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8">
            <text:p>0.00</text:p>
          </table:table-cell>
          <table:table-cell office:value-type="float" office:value="140" table:formula="of:=[.AH2]*140*[.S2]-[.AI2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8">
            <text:p>665.28</text:p>
          </table:table-cell>
          <table:table-cell table:style-name="ce8"/>
          <table:table-cell office:value-type="float" office:value="1393.28" table:formula="of:=[.AC3]+[.AD3]" table:style-name="ce9">
            <text:p>1393.28</text:p>
          </table:table-cell>
          <table:table-cell office:value-type="float" office:value="1563.28" table:formula="of:=[.AF3]+170*[.S3]" table:style-name="ce10">
            <text:p>1563.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8">
            <text:p>665.28</text:p>
          </table:table-cell>
          <table:table-cell table:style-name="ce8"/>
          <table:table-cell office:value-type="float" office:value="1393.28" table:formula="of:=[.AC4]+[.AD4]" table:style-name="ce9">
            <text:p>1393.28</text:p>
          </table:table-cell>
          <table:table-cell office:value-type="float" office:value="1563.28" table:formula="of:=[.AF4]+170*[.S4]" table:style-name="ce10">
            <text:p>1563.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5]-[.S5]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0" table:style-name="ce5">
            <text:p>800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[.AH5]*[.S5]*140-[.AI5]" table:style-name="ce6">
            <text:p>0.00</text:p>
          </table:table-cell>
          <table:table-cell table:style-name="ce7"/>
          <table:table-cell table:number-columns-repeated="2" table:style-name="ce11"/>
          <table:table-cell office:value-type="float" office:value="690" table:formula="of:=2*345" table:style-name="ce5">
            <text:p>690</text:p>
          </table:table-cell>
          <table:table-cell table:style-name="ce12"/>
          <table:table-cell table:style-name="ce8"/>
          <table:table-cell office:value-type="float" office:value="690" table:formula="of:=[.AC5]+[.AD5]" table:style-name="ce13">
            <text:p>690.00</text:p>
          </table:table-cell>
          <table:table-cell table:style-name="ce14"/>
          <table:table-cell table:style-name="ce5"/>
          <table:table-cell office:value-type="float" office:value="0" table:formula="of:=0.5*MAX([.U5]-[.AF5];0)" table:style-name="ce5">
            <text:p>0</text:p>
          </table:table-cell>
          <table:table-cell office:value-type="float" office:value="0" table:formula="of:=[.AH5]*140*[.S5]-[.AI5]" table:style-name="ce12">
            <text:p>0.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5">
            <text:p>400</text:p>
          </table:table-cell>
          <table:table-cell office:value-type="float" office:value="80" table:style-name="ce15">
            <text:p>80</text:p>
          </table:table-cell>
          <table:table-cell office:value-type="boolean" office:boolean-value="false" table:style-name="ce16">
            <text:p>FALSCH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[.G6]-[.S6]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00" table:style-name="ce16">
            <text:p>800</text:p>
          </table:table-cell>
          <table:table-cell office:value-type="float" office:value="512" table:style-name="ce16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3" table:style-name="ce7">
            <text:p>2013</text:p>
          </table:table-cell>
          <table:table-cell office:value-type="float" office:value="0" table:formula="of:=[.AH6]*[.S6]*140-[.AI6]" table:style-name="ce6">
            <text:p>0.00</text:p>
          </table:table-cell>
          <table:table-cell table:number-columns-repeated="3" table:style-name="ce7"/>
          <table:table-cell office:value-type="float" office:value="690" table:formula="of:=2*345" table:style-name="ce16">
            <text:p>690</text:p>
          </table:table-cell>
          <table:table-cell table:number-columns-repeated="2" table:style-name="ce8"/>
          <table:table-cell office:value-type="float" office:value="690" table:formula="of:=[.AC6]+[.AD6]" table:style-name="ce17">
            <text:p>690.00</text:p>
          </table:table-cell>
          <table:table-cell table:style-name="ce18"/>
          <table:table-cell table:style-name="ce15"/>
          <table:table-cell office:value-type="float" office:value="0" table:formula="of:=0.5*MAX([.U6]-[.AF6];0)" table:style-name="ce7">
            <text:p>0</text:p>
          </table:table-cell>
          <table:table-cell office:value-type="float" office:value="0" table:formula="of:=[.AH6]*140*[.S6]-[.AI6]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7]-[.S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[.AH7]*[.S7]*140-[.AI7]" table:style-name="ce6">
            <text:p>140.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7])" table:style-name="ce1">
            <text:p>488.24</text:p>
          </table:table-cell>
          <table:table-cell office:value-type="float" office:value="364.32" table:formula="of:=0.759*([.N7]+[.O7])" table:style-name="ce12">
            <text:p>364.32</text:p>
          </table:table-cell>
          <table:table-cell table:style-name="ce8"/>
          <table:table-cell office:value-type="float" office:value="852.56" table:formula="of:=[.AC7]+[.AD7]" table:style-name="ce13">
            <text:p>852.56</text:p>
          </table:table-cell>
          <table:table-cell office:value-type="float" office:value="992.56" table:formula="of:=[.AF7]+140*[.S7]" table:style-name="ce10">
            <text:p>992.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12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2009" table:style-name="ce7">
            <text:p>2009</text:p>
          </table:table-cell>
          <table:table-cell office:value-type="float" office:value="140" table:formula="of:=[.AH8]*[.S8]*140-[.AI8]" table:style-name="ce6">
            <text:p>140.00</text:p>
          </table:table-cell>
          <table:table-cell table:number-columns-repeated="3" table:style-name="ce7"/>
          <table:table-cell office:value-type="float" office:value="488.23999999999995" table:formula="of:=359*(1+[.Q8])" table:style-name="ce1">
            <text:p>488.24</text:p>
          </table:table-cell>
          <table:table-cell office:value-type="float" office:value="364.32" table:formula="of:=0.759*([.N8]+[.O8])" table:style-name="ce8">
            <text:p>364.32</text:p>
          </table:table-cell>
          <table:table-cell table:style-name="ce8"/>
          <table:table-cell office:value-type="float" office:value="852.56" table:formula="of:=[.AC8]+[.AD8]" table:style-name="ce9">
            <text:p>852.56</text:p>
          </table:table-cell>
          <table:table-cell office:value-type="float" office:value="992.56" table:formula="of:=[.AF8]+140*[.S8]" table:style-name="ce10">
            <text:p>992.6</text:p>
          </table:table-cell>
          <table:table-cell office:value-type="boolean" office:boolean-value="true" table:formula="of:=AND(([.T8]&gt;600);([.U8]&lt;=[.AG8]))" table:style-name="ce7">
            <text:p>WAHR</text:p>
          </table:table-cell>
          <table:table-cell office:value-type="float" office:value="0" table:formula="of:=0.5*MAX([.U8]-[.AF8];0)" table:style-name="ce7">
            <text:p>0</text:p>
          </table:table-cell>
          <table:table-cell office:value-type="float" office:value="140" table:formula="of:=[.AH8]*140*[.S8]-[.AI8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9]-[.S9]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float" office:value="462" table:formula="of:=3*154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275.48199999999997" table:formula="of:=[.AH9]*[.S9]*140-[.AI9]" table:style-name="ce6">
            <text:p>275.48</text:p>
          </table:table-cell>
          <table:table-cell table:style-name="ce7"/>
          <table:table-cell table:number-columns-repeated="2" table:style-name="ce11"/>
          <table:table-cell office:value-type="float" office:value="608.4" table:formula="of:=338*0.9*2" table:style-name="ce5">
            <text:p>608.4</text:p>
          </table:table-cell>
          <table:table-cell office:value-type="float" office:value="602.56399999999996" table:formula="of:=0.6212*([.N9]+[.O9])" table:style-name="ce12">
            <text:p>602.56</text:p>
          </table:table-cell>
          <table:table-cell table:style-name="ce12"/>
          <table:table-cell office:value-type="float" office:value="1210.9639999999999" table:formula="of:=[.AC9]+[.AD9]" table:style-name="ce13">
            <text:p>1210.96</text:p>
          </table:table-cell>
          <table:table-cell office:value-type="float" office:value="1630.9639999999999" table:formula="of:=[.AF9]+140*[.S9]" table:style-name="ce14">
            <text:p>1631.0</text:p>
          </table:table-cell>
          <table:table-cell office:value-type="boolean" office:boolean-value="true" table:formula="of:=AND(([.T9]&gt;900);([.U9]&lt;=[.AG9]))" table:style-name="ce5">
            <text:p>WAHR</text:p>
          </table:table-cell>
          <table:table-cell office:value-type="float" office:value="144.51800000000003" table:formula="of:=0.5*MAX([.U9]-[.AF9];0)" table:style-name="ce5">
            <text:p>144.518</text:p>
          </table:table-cell>
          <table:table-cell office:value-type="float" office:value="275.48199999999997" table:formula="of:=[.AH9]*140*[.S9]-[.AI9]" table:style-name="ce12">
            <text:p>275.4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0]*[.S10]*140-[.AI10]" table:style-name="ce6">
            <text:p>275.48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0]+[.O10])" table:style-name="ce8">
            <text:p>602.56</text:p>
          </table:table-cell>
          <table:table-cell table:style-name="ce8"/>
          <table:table-cell office:value-type="float" office:value="1210.9639999999999" table:formula="of:=[.AC10]+[.AD10]" table:style-name="ce9">
            <text:p>1210.96</text:p>
          </table:table-cell>
          <table:table-cell office:value-type="float" office:value="1630.9639999999999" table:formula="of:=[.AF10]+140*[.S10]" table:style-name="ce10">
            <text:p>1631.0</text:p>
          </table:table-cell>
          <table:table-cell office:value-type="boolean" office:boolean-value="true" table:formula="of:=AND(([.T10]&gt;900);([.U10]&lt;=[.AG10]))" table:style-name="ce1">
            <text:p>WAHR</text:p>
          </table:table-cell>
          <table:table-cell office:value-type="float" office:value="144.51800000000003" table:formula="of:=0.5*MAX([.U10]-[.AF10];0)" table:style-name="ce1">
            <text:p>144.518</text:p>
          </table:table-cell>
          <table:table-cell office:value-type="float" office:value="275.48199999999997" table:formula="of:=[.AH10]*140*[.S10]-[.AI10]" table:style-name="ce8">
            <text:p>275.4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1]*[.S11]*140-[.AI11]" table:style-name="ce6">
            <text:p>275.48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1]+[.O11])" table:style-name="ce8">
            <text:p>602.56</text:p>
          </table:table-cell>
          <table:table-cell table:style-name="ce8"/>
          <table:table-cell office:value-type="float" office:value="1210.9639999999999" table:formula="of:=[.AC11]+[.AD11]" table:style-name="ce9">
            <text:p>1210.96</text:p>
          </table:table-cell>
          <table:table-cell office:value-type="float" office:value="1630.9639999999999" table:formula="of:=[.AF11]+140*[.S11]" table:style-name="ce10">
            <text:p>1631.0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144.51800000000003" table:formula="of:=0.5*MAX([.U11]-[.AF11];0)" table:style-name="ce1">
            <text:p>144.518</text:p>
          </table:table-cell>
          <table:table-cell office:value-type="float" office:value="275.48199999999997" table:formula="of:=[.AH11]*140*[.S11]-[.AI11]" table:style-name="ce8">
            <text:p>275.4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2]*[.S12]*140-[.AI12]" table:style-name="ce6">
            <text:p>275.48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2]+[.O12])" table:style-name="ce8">
            <text:p>602.56</text:p>
          </table:table-cell>
          <table:table-cell table:style-name="ce8"/>
          <table:table-cell office:value-type="float" office:value="1210.9639999999999" table:formula="of:=[.AC12]+[.AD12]" table:style-name="ce9">
            <text:p>1210.96</text:p>
          </table:table-cell>
          <table:table-cell office:value-type="float" office:value="1630.9639999999999" table:formula="of:=[.AF12]+140*[.S12]" table:style-name="ce10">
            <text:p>1631.0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144.51800000000003" table:formula="of:=0.5*MAX([.U12]-[.AF12];0)" table:style-name="ce1">
            <text:p>144.518</text:p>
          </table:table-cell>
          <table:table-cell office:value-type="float" office:value="275.48199999999997" table:formula="of:=[.AH12]*140*[.S12]-[.AI12]" table:style-name="ce8">
            <text:p>275.4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3]*[.S13]*140-[.AI13]" table:style-name="ce6">
            <text:p>275.48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3]+[.O13])" table:style-name="ce8">
            <text:p>602.56</text:p>
          </table:table-cell>
          <table:table-cell table:style-name="ce8"/>
          <table:table-cell office:value-type="float" office:value="1210.9639999999999" table:formula="of:=[.AC13]+[.AD13]" table:style-name="ce9">
            <text:p>1210.96</text:p>
          </table:table-cell>
          <table:table-cell office:value-type="float" office:value="1630.9639999999999" table:formula="of:=[.AF13]+140*[.S13]" table:style-name="ce10">
            <text:p>1631.0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144.51800000000003" table:formula="of:=0.5*MAX([.U13]-[.AF13];0)" table:style-name="ce1">
            <text:p>144.518</text:p>
          </table:table-cell>
          <table:table-cell office:value-type="float" office:value="275.48199999999997" table:formula="of:=[.AH13]*140*[.S13]-[.AI13]" table:style-name="ce8">
            <text:p>275.48</text:p>
          </table:table-cell>
          <table:table-cell table:number-columns-repeated="1634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5">
            <text:p>720</text:p>
          </table:table-cell>
          <table:table-cell office:value-type="float" office:value="110" table:style-name="ce5">
            <text:p>11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500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style-name="ce7"/>
          <table:table-cell table:number-columns-repeated="2" table:style-name="ce11"/>
          <table:table-cell office:value-type="float" office:value="873" table:formula="of:=3*291" table:style-name="ce11">
            <text:p>873</text:p>
          </table:table-cell>
          <table:table-cell table:number-columns-repeated="2" table:style-name="ce5"/>
          <table:table-cell office:value-type="float" office:value="873" table:formula="of:=[.AC14]+[.AD14]" table:style-name="ce13">
            <text:p>873.00</text:p>
          </table:table-cell>
          <table:table-cell table:number-columns-repeated="2" table:style-name="ce5"/>
          <table:table-cell office:value-type="float" office:value="352.5" table:formula="of:=0.5*MAX([.U14]-[.AF14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9">
            <text:p>873.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9">
            <text:p>873.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17]-[.S1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94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2019" table:style-name="ce5">
            <text:p>2019</text:p>
          </table:table-cell>
          <table:table-cell office:value-type="float" office:value="10" table:formula="of:=[.S17]*170*[.AH17]-160" table:style-name="ce6">
            <text:p>10.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17])" table:style-name="ce1">
            <text:p>488.24</text:p>
          </table:table-cell>
          <table:table-cell office:value-type="float" office:value="364.32" table:formula="of:=0.759*([.N17]+[.O17])" table:style-name="ce12">
            <text:p>364.32</text:p>
          </table:table-cell>
          <table:table-cell table:style-name="ce8"/>
          <table:table-cell office:value-type="float" office:value="852.56" table:formula="of:=[.AC17]+[.AD17]" table:style-name="ce13">
            <text:p>852.56</text:p>
          </table:table-cell>
          <table:table-cell office:value-type="float" office:value="992.56" table:formula="of:=[.AF17]+140*[.S17]" table:style-name="ce10">
            <text:p>992.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12">
            <text:p>0.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94" table:style-name="ce7">
            <text:p>194</text:p>
          </table:table-cell>
          <table:table-cell office:value-type="float" office:value="160" table:style-name="ce7">
            <text:p>160</text:p>
          </table:table-cell>
          <table:table-cell office:value-type="float" office:value="2019" table:style-name="ce7">
            <text:p>2019</text:p>
          </table:table-cell>
          <table:table-cell office:value-type="float" office:value="10" table:formula="of:=[.S18]*170*[.AH18]-160" table:style-name="ce6">
            <text:p>10.00</text:p>
          </table:table-cell>
          <table:table-cell table:number-columns-repeated="3" table:style-name="ce7"/>
          <table:table-cell office:value-type="float" office:value="488.23999999999995" table:formula="of:=359*(1+[.Q18])" table:style-name="ce1">
            <text:p>488.24</text:p>
          </table:table-cell>
          <table:table-cell office:value-type="float" office:value="364.32" table:formula="of:=0.759*([.N18]+[.O18])" table:style-name="ce8">
            <text:p>364.32</text:p>
          </table:table-cell>
          <table:table-cell table:style-name="ce8"/>
          <table:table-cell office:value-type="float" office:value="852.56" table:formula="of:=[.AC18]+[.AD18]" table:style-name="ce9">
            <text:p>852.56</text:p>
          </table:table-cell>
          <table:table-cell office:value-type="float" office:value="992.56" table:formula="of:=[.AF18]+140*[.S18]" table:style-name="ce10">
            <text:p>992.6</text:p>
          </table:table-cell>
          <table:table-cell office:value-type="boolean" office:boolean-value="true" table:formula="of:=AND(([.T18]&gt;600);([.U18]&lt;=[.AG18]))" table:style-name="ce7">
            <text:p>WAHR</text:p>
          </table:table-cell>
          <table:table-cell office:value-type="float" office:value="0" table:formula="of:=0.5*MAX([.U18]-[.AF18];0)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1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19]-[.S19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19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19]*[.S19]*140-[.AI19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19]+[.O19])" table:style-name="ce8">
            <text:p>665.28</text:p>
          </table:table-cell>
          <table:table-cell table:style-name="ce8"/>
          <table:table-cell office:value-type="float" office:value="1393.28" table:formula="of:=[.AC19]+[.AD19]" table:style-name="ce9">
            <text:p>1393.28</text:p>
          </table:table-cell>
          <table:table-cell office:value-type="float" office:value="1563.28" table:formula="of:=[.AF19]+170*[.S19]" table:style-name="ce10">
            <text:p>1563.3</text:p>
          </table:table-cell>
          <table:table-cell office:value-type="boolean" office:boolean-value="true" table:formula="of:=AND(([.T19]&gt;900);([.U19]&lt;=[.AG19]))" table:style-name="ce1">
            <text:p>WAHR</text:p>
          </table:table-cell>
          <table:table-cell office:value-type="float" office:value="0" table:formula="of:=0.5*MAX([.U19]-[.AF19];0)" table:style-name="ce8">
            <text:p>0.00</text:p>
          </table:table-cell>
          <table:table-cell office:value-type="float" office:value="140" table:formula="of:=[.AH19]*140*[.S19]-[.AI19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0]-[.S2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20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0]*[.S20]*140-[.AI20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0]+[.O20])" table:style-name="ce8">
            <text:p>665.28</text:p>
          </table:table-cell>
          <table:table-cell table:style-name="ce8"/>
          <table:table-cell office:value-type="float" office:value="1393.28" table:formula="of:=[.AC20]+[.AD20]" table:style-name="ce9">
            <text:p>1393.28</text:p>
          </table:table-cell>
          <table:table-cell office:value-type="float" office:value="1563.28" table:formula="of:=[.AF20]+170*[.S20]" table:style-name="ce10">
            <text:p>1563.3</text:p>
          </table:table-cell>
          <table:table-cell office:value-type="boolean" office:boolean-value="true" table:formula="of:=AND(([.T20]&gt;900);([.U20]&lt;=[.AG20]))" table:style-name="ce1">
            <text:p>WAHR</text:p>
          </table:table-cell>
          <table:table-cell office:value-type="float" office:value="0" table:formula="of:=0.5*MAX([.U20]-[.AF20];0)" table:style-name="ce1">
            <text:p>0</text:p>
          </table:table-cell>
          <table:table-cell office:value-type="float" office:value="140" table:formula="of:=[.AH20]*140*[.S20]-[.AI20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1]-[.S2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21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1]*[.S21]*140-[.AI21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1]+[.O21])" table:style-name="ce8">
            <text:p>665.28</text:p>
          </table:table-cell>
          <table:table-cell table:style-name="ce8"/>
          <table:table-cell office:value-type="float" office:value="1393.28" table:formula="of:=[.AC21]+[.AD21]" table:style-name="ce9">
            <text:p>1393.28</text:p>
          </table:table-cell>
          <table:table-cell office:value-type="float" office:value="1563.28" table:formula="of:=[.AF21]+170*[.S21]" table:style-name="ce10">
            <text:p>1563.3</text:p>
          </table:table-cell>
          <table:table-cell office:value-type="boolean" office:boolean-value="true" table:formula="of:=AND(([.T21]&gt;900);([.U21]&lt;=[.AG21]))" table:style-name="ce1">
            <text:p>WAHR</text:p>
          </table:table-cell>
          <table:table-cell office:value-type="float" office:value="0" table:formula="of:=0.5*MAX([.U21]-[.AF21];0)" table:style-name="ce1">
            <text:p>0</text:p>
          </table:table-cell>
          <table:table-cell office:value-type="float" office:value="140" table:formula="of:=[.AH21]*140*[.S21]-[.AI21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2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22]-[.S22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2020" table:style-name="ce5">
            <text:p>2020</text:p>
          </table:table-cell>
          <table:table-cell office:value-type="float" office:value="117.5" table:formula="of:=[.S22]*185*[.AH22]-(0.45*150)" table:style-name="ce6">
            <text:p>117.5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22])" table:style-name="ce1">
            <text:p>488.24</text:p>
          </table:table-cell>
          <table:table-cell office:value-type="float" office:value="364.32" table:formula="of:=0.759*([.N22]+[.O22])" table:style-name="ce12">
            <text:p>364.32</text:p>
          </table:table-cell>
          <table:table-cell table:style-name="ce8"/>
          <table:table-cell office:value-type="float" office:value="852.56" table:formula="of:=[.AC22]+[.AD22]" table:style-name="ce13">
            <text:p>852.56</text:p>
          </table:table-cell>
          <table:table-cell office:value-type="float" office:value="992.56" table:formula="of:=[.AF22]+140*[.S22]" table:style-name="ce10">
            <text:p>992.6</text:p>
          </table:table-cell>
          <table:table-cell office:value-type="boolean" office:boolean-value="true" table:formula="of:=AND(([.T22]&gt;600);([.U22]&lt;=[.AG22]))" table:style-name="ce1">
            <text:p>WAHR</text:p>
          </table:table-cell>
          <table:table-cell office:value-type="float" office:value="0" table:formula="of:=0.45*MAX([.U22]-[.AF22];0)" table:style-name="ce1">
            <text:p>0</text:p>
          </table:table-cell>
          <table:table-cell office:value-type="float" office:value="0" table:style-name="ce12">
            <text:p>0.00</text:p>
          </table:table-cell>
          <table:table-cell table:number-columns-repeated="1634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0" table:style-name="ce1">
            <text:p>15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23]-[.S23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204" table:style-name="ce7">
            <text:p>204</text:p>
          </table:table-cell>
          <table:table-cell office:value-type="float" office:value="0" table:style-name="ce7">
            <text:p>0</text:p>
          </table:table-cell>
          <table:table-cell office:value-type="float" office:value="2020" table:style-name="ce7">
            <text:p>2020</text:p>
          </table:table-cell>
          <table:table-cell office:value-type="float" office:value="117.5" table:formula="of:=[.S23]*185*[.AH23]-(0.45*150)" table:style-name="ce6">
            <text:p>117.50</text:p>
          </table:table-cell>
          <table:table-cell table:number-columns-repeated="3" table:style-name="ce7"/>
          <table:table-cell office:value-type="float" office:value="488.23999999999995" table:formula="of:=359*(1+[.Q23])" table:style-name="ce1">
            <text:p>488.24</text:p>
          </table:table-cell>
          <table:table-cell office:value-type="float" office:value="364.32" table:formula="of:=0.759*([.N23]+[.O23])" table:style-name="ce8">
            <text:p>364.32</text:p>
          </table:table-cell>
          <table:table-cell table:style-name="ce8"/>
          <table:table-cell office:value-type="float" office:value="852.56" table:formula="of:=[.AC23]+[.AD23]" table:style-name="ce9">
            <text:p>852.56</text:p>
          </table:table-cell>
          <table:table-cell office:value-type="float" office:value="992.56" table:formula="of:=[.AF23]+140*[.S23]" table:style-name="ce10">
            <text:p>992.6</text:p>
          </table:table-cell>
          <table:table-cell office:value-type="boolean" office:boolean-value="true" table:formula="of:=AND(([.T23]&gt;600);([.U23]&lt;=[.AG23]))" table:style-name="ce7">
            <text:p>WAHR</text:p>
          </table:table-cell>
          <table:table-cell office:value-type="float" office:value="0" table:formula="of:=0.45*MAX([.U23]-[.AF23];0)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table:number-columns-repeated="31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12T13:43:44Z</dc:date>
    <meta:editing-duration>PT0S</meta:editing-duration>
  </office:meta>
</office:document-meta>
</file>